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Text_20_body">
      <style:paragraph-properties fo:margin-top="0cm" fo:margin-bottom="0.499cm" style:contextual-spacing="false"/>
    </style:style>
    <style:style style:name="P5" style:family="paragraph" style:parent-style-name="Preformatted_20_Text">
      <style:text-properties style:font-name="Calibri" fo:font-weight="bold" style:font-weight-asian="bold"/>
    </style:style>
    <style:style style:name="P6" style:family="paragraph" style:parent-style-name="Preformatted_20_Text">
      <style:text-properties officeooo:rsid="000fed6e" officeooo:paragraph-rsid="000fed6e"/>
    </style:style>
    <style:style style:name="P7" style:family="paragraph" style:parent-style-name="Preformatted_20_Text">
      <style:text-properties officeooo:paragraph-rsid="000fed6e"/>
    </style:style>
    <style:style style:name="P8" style:family="paragraph" style:parent-style-name="Preformatted_20_Text">
      <style:text-properties officeooo:rsid="00135581" officeooo:paragraph-rsid="00135581"/>
    </style:style>
    <style:style style:name="P9" style:family="paragraph" style:parent-style-name="Preformatted_20_Text">
      <style:paragraph-properties fo:margin-left="1.27cm" fo:margin-right="0cm" fo:text-indent="0cm" style:auto-text-indent="false"/>
    </style:style>
    <style:style style:name="P10" style:family="paragraph" style:parent-style-name="Preformatted_20_Text">
      <style:paragraph-properties fo:margin-left="0cm" fo:margin-right="0cm" fo:text-indent="1.27cm" style:auto-text-indent="false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0fed6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name-asian="Times New Roman" style:font-size-asian="10pt" style:font-name-complex="Arial" style:font-size-complex="10pt"/>
    </style:style>
    <style:style style:name="T3" style:family="text">
      <style:text-properties fo:font-size="10pt" style:font-name-asian="Times New Roman" style:font-size-asian="10pt" style:font-name-complex="Courier New1" style:font-size-complex="10pt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style:font-weight-asian="bold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style:font-style-complex="italic"/>
    </style:style>
    <style:style style:name="T10" style:family="text">
      <style:text-properties style:font-name="Calibri" fo:font-style="italic" style:font-style-asian="italic" style:font-style-complex="italic"/>
    </style:style>
    <style:style style:name="T11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Courier New" fo:font-size="10pt" style:font-name-asian="Times New Roman" style:font-size-asian="10pt" style:font-name-complex="Courier New1" style:font-size-complex="10pt"/>
    </style:style>
    <style:style style:name="T14" style:family="text">
      <style:text-properties style:font-name="Courier New" fo:font-size="10pt" fo:font-style="italic" style:font-name-asian="Times New Roman" style:font-size-asian="10pt" style:font-style-asian="italic" style:font-name-complex="Courier New1" style:font-size-complex="10pt" style:font-style-complex="italic"/>
    </style:style>
    <style:style style:name="T1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-complex="Arial"/>
    </style:style>
    <style:style style:name="T17" style:family="text">
      <style:text-properties officeooo:rsid="000fed6e"/>
    </style:style>
    <style:style style:name="T18" style:family="text">
      <style:text-properties officeooo:rsid="001125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kefile<text:line-break/>/***************************************************************/<text:line-break/>HEADER = ChessBoard.h ChessPieces.h Header.h<text:line-break/>CPPFLAGS = g++ -Wall -std=c++11 –g<text:line-break/>OBJ = Piece.o King.o Queen.o Pawn.o Knight.o Rook.o ChessBoard.o Bishop.o ChessMain.o Colour.cpp<text:line-break/>EXE = chess</text:span></text:p>
      <text:p text:style-name="Standard"><text:span text:style-name="T1">$(EXE): $(OBJ)<text:line-break/> <text:s text:c="7"/>$(CPPFLAGS) $(OBJ) -o $(EXE)</text:span></text:p>
      <text:p text:style-name="Standard"><text:span text:style-name="T1">%.o: %.cpp<text:line-break/> <text:s text:c="7"/>$(CPPFLAGS) -c $&lt;</text:span></text:p>
      <text:p text:style-name="Standard"><text:span text:style-name="T1">clean:<text:line-break/> <text:s text:c="7"/>\rm -f *.o *.d $(EXE)<text:line-break/>/**************************************************************/<text:line-break/>LIBRARIES<text:line-break/>/**************************************************************/<text:line-break/>&lt;cctype&gt; <text:s text:c="6"/>isalnum(ch), isalpha(ch), isdigit(ch), isspace(ch), iscntrl(ch), isprint(ch), tolower(ch), toupper(ch).</text:span></text:p>
      <text:p text:style-name="Preformatted_20_Text"><text:span text:style-name="T5">&lt;cmath&gt; <text:s text:c="5"/>pow(base, exponent), sqrt (x), ceil (x); floor (x); bool isnan (double x);</text:span></text:p>
      <text:p text:style-name="P5"/>
      <text:p text:style-name="Preformatted_20_Text"><text:span text:style-name="T5">&lt;cstdio&gt; <text:s text:c="2"/></text:span><text:span text:style-name="T6">FILE * fopen ( const char * filename, const char * mode );</text:span></text:p>
      <text:p text:style-name="Preformatted_20_Text"><text:span text:style-name="T6"><text:tab/> <text:s/>int fclose ( FILE * stream );</text:span></text:p>
      <text:p text:style-name="Preformatted_20_Text"><text:span text:style-name="T6"><text:s text:c="12"/><text:tab/> <text:s/>int getc ( FILE * stream );</text:span></text:p>
      <text:p text:style-name="Standard"><text:span text:style-name="T7"><text:s text:c="13"/><text:tab/> char * fgets ( char * str, int num, FILE * stream );</text:span></text:p>
      <text:p text:style-name="P9"><text:span text:style-name="T9"><text:s/>Reads characters from stream and stores them as a C string into str until (num-1) <text:s text:c="4"/>characters have been <text:s/>read or either a newline or the end-of-file is reached</text:span></text:p>
      <text:p text:style-name="P10"><text:span text:style-name="T6"><text:s/>int putc ( int character, FILE * stream );</text:span></text:p>
      <text:p text:style-name="P10"><text:span text:style-name="T5"><text:s/></text:span><text:span text:style-name="T4">character written is returned</text:span></text:p>
      <text:p text:style-name="P5"/>
      <text:p text:style-name="Preformatted_20_Text"><text:span text:style-name="T5">&lt;fstream&gt; <text:s/>ifstream in; ofstream out; <text:s/>in.get(c); out.put(c);</text:span></text:p>
      <text:p text:style-name="P5"/>
      <text:p text:style-name="Preformatted_20_Text"><text:span text:style-name="T5">&lt;cstring&gt; <text:s/></text:span><text:span text:style-name="T6">char * strcpy ( char * destination, const char * source );</text:span></text:p>
      <text:p text:style-name="Preformatted_20_Text"><text:span text:style-name="T6"><text:s text:c="14"/></text:span><text:span text:style-name="T11">char * strncpy ( char * destination, const char * source, size_t num );</text:span></text:p>
      <text:p text:style-name="P10"><text:span text:style-name="T11">char * strcat ( char * destination, const char * source );</text:span></text:p>
      <text:p text:style-name="P10"><text:span text:style-name="T11">char * strncat ( char * destination, const char * source, size_t num );</text:span></text:p>
      <text:p text:style-name="P10"><text:span text:style-name="T10">Appends the first num characters of source to destination, plus a terminating null-character.</text:span></text:p>
      <text:p text:style-name="P9"><text:span text:style-name="T11">void * memset ( void * ptr, int value, size_t num );</text:span></text:p>
      <text:p text:style-name="P10"><text:span text:style-name="T11">const char * strchr ( const char * str, int character );</text:span></text:p>
      <text:p text:style-name="Preformatted_20_Text"><text:span text:style-name="T6"><text:s text:c="6"/><text:tab/>char * strchr ( <text:s text:c="6"/>char * str, int character );</text:span></text:p>
      <text:p text:style-name="P9"><text:span text:style-name="T6">const char * strstr ( const char * sentence, const char * word );</text:span></text:p>
      <text:p text:style-name="P9"><text:span text:style-name="T6">char* strrstr(<text:line-break/> char * strstr ( <text:s text:c="6"/>char * str1, const char * str2 );</text:span></text:p>
      <text:p text:style-name="P10"><text:span text:style-name="T6">int strcmp ( const char * str1, const char * str2 ); </text:span><text:span text:style-name="T10">Returns &lt;0 if <text:s/>c ptr2&gt;ptr1 Returns &gt;0 ptr2&lt;ptr1</text:span></text:p>
      <text:p text:style-name="HTML_20_Preformatted"><text:span text:style-name="T6"><text:s text:c="16"/>size_t strlen ( const char * str );<text:line-break/><text:line-break/></text:span><text:span text:style-name="HTML_20_Typewriter"><text:span text:style-name="T12">cin.getline(a_string,80);</text:span></text:span></text:p>
      <text:p text:style-name="Preformatted_20_Text"><text:span text:style-name="T5">/*******************************************************************/</text:span></text:p>
      <text:p text:style-name="Preformatted_20_Text"><text:span text:style-name="T5">Precision</text:span></text:p>
      <text:p text:style-name="P4"><text:span text:style-name="Example"><text:span text:style-name="T8">left</text:span></text:span><text:span text:style-name="T8">, </text:span><text:span text:style-name="Example"><text:span text:style-name="T8">right</text:span></text:span><text:span text:style-name="T8"> or </text:span><text:span text:style-name="Example"><text:span text:style-name="T8">internal (</text:span></text:span><text:span text:style-name="T8">adjustfield</text:span><text:span text:style-name="Example"><text:span text:style-name="T8">) dec</text:span></text:span><text:span text:style-name="T8">, </text:span><text:span text:style-name="Example"><text:span text:style-name="T8">oct</text:span></text:span><text:span text:style-name="T8"> or </text:span><text:span text:style-name="Example"><text:span text:style-name="T8">hex (</text:span></text:span><text:span text:style-name="T8">basefield</text:span><text:span text:style-name="Example"><text:span text:style-name="T8">) scientific</text:span></text:span><text:span text:style-name="T8"> or </text:span><text:span text:style-name="Example"><text:span text:style-name="T8">fixed <text:s/>(</text:span></text:span><text:span text:style-name="T8">floatfield</text:span><text:span text:style-name="Example"><text:span text:style-name="T8">)<text:line-break/></text:span></text:span><text:span text:style-name="Source_20_Text"><text:span text:style-name="T8">cout.precision (10); <text:s text:c="3"/>cout.setf (ios::hex, ios::basefield ); <text:s/>cout.unsetf (ios::floatfield );<text:line-break/></text:span></text:span></text:p>
      <text:p text:style-name="P1"><text:soft-page-break/><text:span text:style-name="T2">MAIN FUNCTION ARGUMENTS<text:line-break/>/****************************************************************/</text:span></text:p>
      <text:p text:style-name="P2"><text:span text:style-name="T2">int main(int argc, char *argv[ ])</text:span></text:p>
      <text:p text:style-name="P2"><text:span text:style-name="T3">{</text:span></text:p>
      <text:p text:style-name="P2"><text:span text:style-name="T2"><text:s text:c="2"/>...</text:span></text:p>
      <text:p text:style-name="P2"><text:span text:style-name="T2"><text:s text:c="2"/>return 0;</text:span></text:p>
      <text:p text:style-name="P2"><text:span text:style-name="T2">}</text:span></text:p>
      <text:p text:style-name="P2"><text:span text:style-name="T2">/****************************************************************/</text:span></text:p>
      <text:p text:style-name="P2"><text:span text:style-name="T2">STRUCTS</text:span></text:p>
      <text:p text:style-name="P2"><text:span text:style-name="T2">/****************************************************************/</text:span></text:p>
      <text:p text:style-name="P2"><text:span text:style-name="T2">Struct Node{</text:span></text:p>
      <text:p text:style-name="P2"><text:span text:style-name="T2"><text:tab/>Int value;</text:span></text:p>
      <text:p text:style-name="P2"><text:span text:style-name="T2"><text:tab/>Node* nextNode;</text:span></text:p>
      <text:p text:style-name="P2"><text:span text:style-name="T2">};</text:span></text:p>
      <text:p text:style-name="P2"><text:span text:style-name="T2">/****************************************************************/</text:span></text:p>
      <text:p text:style-name="P2"><text:span text:style-name="T2">2D-Arrays</text:span></text:p>
      <text:p text:style-name="P2"><text:span text:style-name="T2">/****************************************************************/</text:span></text:p>
      <text:p text:style-name="P2"><text:span text:style-name="T2">int array [3][6];</text:span></text:p>
      <text:p text:style-name="HTML_20_Preformatted"><text:span text:style-name="T16">void functionA(</text:span><text:span text:style-name="HTML_20_Typewriter">Logical bitmap[][SCREEN_WIDTH], int screen_height);</text:span></text:p>
      <text:p text:style-name="P2"><text:span text:style-name="T2">/****************************************************************/</text:span></text:p>
      <text:p text:style-name="HTML_20_Preformatted"><text:span text:style-name="T4">DYNAMIC MEM ALLOC<text:line-break/>/****************************************************************/<text:line-break/></text:span><text:span text:style-name="HTML_20_Typewriter">int *number_ptr; number_ptr = new int[10];</text:span></text:p>
      <text:p text:style-name="HTML_20_Preformatted"><text:span text:style-name="HTML_20_Typewriter">number_ptr = new (nothrow) int[no_of_integers];</text:span></text:p>
      <text:p text:style-name="HTML_20_Preformatted"><text:span text:style-name="HTML_20_Typewriter"><text:tab/>if (number_ptr == NULL)</text:span></text:p>
      <text:p text:style-name="HTML_20_Preformatted"><text:span text:style-name="HTML_20_Typewriter"><text:tab/>{</text:span></text:p>
      <text:p text:style-name="HTML_20_Preformatted"><text:span text:style-name="HTML_20_Typewriter"><text:tab/><text:tab/>cout &lt;&lt; "Sorry, ran out of memory.\n";</text:span></text:p>
      <text:p text:style-name="HTML_20_Preformatted"><text:span text:style-name="HTML_20_Typewriter"><text:tab/><text:tab/>exit(1);</text:span></text:p>
      <text:p text:style-name="HTML_20_Preformatted"><text:span text:style-name="HTML_20_Typewriter"><text:tab/>}</text:span></text:p>
      <text:p text:style-name="HTML_20_Preformatted">/******************************************************/</text:p>
      <text:p text:style-name="P1"><text:span text:style-name="T13">#include &lt;sstring&gt; stringstream <text:s/>stream(str);</text:span></text:p>
      <text:p text:style-name="P1"><text:span text:style-name="T13">string <text:s text:c="7"/>oneWord;</text:span></text:p>
      <text:p text:style-name="P1"><text:span text:style-name="T13">unsigned int <text:s text:c="6"/>count = 0;</text:span></text:p>
      <text:p text:style-name="P1"><text:span text:style-name="T13">while(stream &gt;&gt; oneWord) { ++count;}</text:span></text:p>
      <text:p text:style-name="P1"><text:span text:style-name="T13">/**********************************************************/</text:span></text:p>
      <text:p text:style-name="P1"><text:span text:style-name="T13">FILE * pFile;</text:span></text:p>
      <text:p text:style-name="P1"><text:span text:style-name="T13"><text:s text:c="2"/>pFile = fopen ("myfile.txt","w");</text:span></text:p>
      <text:p text:style-name="P1"><text:span text:style-name="T13"><text:s text:c="2"/></text:span><text:span text:style-name="T14">if</text:span><text:span text:style-name="T13"> (pFile!=NULL)</text:span></text:p>
      <text:p text:style-name="P1"><text:span text:style-name="T13"><text:s text:c="2"/>{</text:span></text:p>
      <text:p text:style-name="Preformatted_20_Text"><text:span text:style-name="T5">/**********************************************************************/</text:span></text:p>
      <text:p text:style-name="Preformatted_20_Text"><text:span text:style-name="T5">while(fgets(buffer,99,in)){</text:span></text:p>
      <text:p text:style-name="Preformatted_20_Text"><text:span text:style-name="T5">….</text:span></text:p>
      <text:p text:style-name="Preformatted_20_Text"><text:span text:style-name="T5">}</text:span></text:p>
      <text:p text:style-name="Preformatted_20_Text"><text:span text:style-name="T5">/**********************************************************************/</text:span></text:p>
      <text:p text:style-name="P6">MAPS</text:p>
      <text:p text:style-name="P6">/*************************************************************/</text:p>
      <text:p text:style-name="P7"><text:span text:style-name="Source_20_Text"><text:span text:style-name="T17">map&lt;</text:span></text:span><text:span text:style-name="Source_20_Text"><text:span text:style-name="Variable"><text:span text:style-name="T17">char</text:span></text:span></text:span><text:span text:style-name="Source_20_Text"><text:span text:style-name="T17">,</text:span></text:span><text:span text:style-name="Source_20_Text"><text:span text:style-name="Variable"><text:span text:style-name="T17">int</text:span></text:span></text:span><text:span text:style-name="Source_20_Text"><text:span text:style-name="T17">&gt; first; <text:s text:c="7"/>value = first.find(char)-&gt;second</text:span></text:span></text:p>
      <text:p text:style-name="Preformatted_20_Text"><text:span text:style-name="Source_20_Text"><text:s text:c="2"/>first[</text:span><text:span text:style-name="Source_20_Text"><text:span text:style-name="User_20_Entry">'a'</text:span></text:span><text:span text:style-name="Source_20_Text">]=10;</text:span></text:p>
      <text:p text:style-name="Preformatted_20_Text"><text:span text:style-name="Source_20_Text"><text:s text:c="2"/>first[</text:span><text:span text:style-name="Source_20_Text"><text:span text:style-name="User_20_Entry">'b'</text:span></text:span><text:span text:style-name="Source_20_Text">]=30;</text:span></text:p>
      <text:p text:style-name="Preformatted_20_Text"><text:span text:style-name="Source_20_Text"><text:s text:c="2"/>first[</text:span><text:span text:style-name="Source_20_Text"><text:span text:style-name="User_20_Entry">'c'</text:span></text:span><text:span text:style-name="Source_20_Text">]=50;</text:span></text:p>
      <text:p text:style-name="P11"><text:span text:style-name="Source_20_Text"><text:s text:c="2"/>first[</text:span><text:span text:style-name="Source_20_Text"><text:span text:style-name="User_20_Entry">'d'</text:span></text:span><text:span text:style-name="Source_20_Text">]=70;<text:line-break/>/*************************************************************/<text:line-break/></text:span><text:span text:style-name="Source_20_Text"><text:span text:style-name="T18">int const table[4][3]={<text:line-break/>(a,b,c},{c,d,f},{1,2,3},{3,4,5} };</text:span></text:span></text:p>
      <text:p text:style-name="P8">char* my_str = strdup(const_str);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GB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xample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_5f_5yl5" style:display-name="_5yl5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spicey</meta:initial-creator>
    <meta:editing-cycles>9</meta:editing-cycles>
    <meta:creation-date>2016-01-08T08:43:00</meta:creation-date>
    <dc:date>2016-01-11T22:15:55.019683191</dc:date>
    <meta:editing-duration>PT14M45S</meta:editing-duration>
    <meta:generator>LibreOffice/4.2.8.2$Linux_X86_64 LibreOffice_project/420m0$Build-2</meta:generator>
    <meta:print-date>2016-01-11T20:32:52.021638124</meta:print-date>
    <meta:document-statistic meta:table-count="0" meta:image-count="0" meta:object-count="0" meta:page-count="3" meta:paragraph-count="77" meta:word-count="461" meta:character-count="4069" meta:non-whitespace-character-count="34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